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RepositoryFactory.ContextRepositoryFactory( ServletContext contex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RepositoryFactory.getReposi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